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enerWriteFlushProcesso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FlushProcessor.onError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FlushProcessor.flushIfPossi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istenerWriteFlushProcessor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FlushProcessor.subscribe( Subscriber &lt; ? super Void &gt; subscri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esultSubscrib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FlushProcessor.onFlush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FlushProcessor.AbstractListenerWriteFlush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esultSubscriber.WriteResultSubscriber( AbstractListenerWriteFlushProcessor &lt; ?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esultSubscriber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stenerWriteFlushProcessor.onNext( Publisher &lt; ? extends T &gt; publis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stenerWriteFlushProcessor.onNext( AbstractListenerWriteFlushProcessor &lt; T &gt; processor , Publisher &lt; ? extends T &gt; currentPublis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stenerWriteFlushProcessor.handleSourceCompleted( AbstractListenerWriteFlushProcessor &lt; T &gt; process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ListenerWriteFlushProcessor.flushingFailed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enerWriteFlushProcessor.writeComplete( AbstractListenerWriteFlushProcessor &lt; T &gt; process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ListenerWriteFlushProcessor.onNext( AbstractListenerWriteFlushProcessor &lt; T &gt; proc , Publisher &lt; ? extends T &gt; p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riteFlushProcessor.onError( AbstractListenerWriteFlushProcessor &lt; T &gt; processor ,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iteResultSubscriber.onNext( Void aV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riteFlushProcessor.onError( AbstractListenerWriteFlushProcessor &lt; T &gt; processor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WriteFlushProcessor.changeState( State oldState , State new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WriteFlushProcessor.onSubscribe( AbstractListenerWriteFlushProcessor &lt; T &gt; proc ,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FlushProcessor.onFlushPossible( AbstractListenerWriteFlushProcessor &lt; T &gt; process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ListenerWriteFlushProcessor.onComplete( AbstractListenerWriteFlushProcessor &lt; T &gt;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stenerWriteFlushProcessor.AbstractListenerWriteFlushProcessor( String log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iteResultSubscriber.onError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ResultSubscribe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WriteFlushProcessor.onSubscribe( AbstractListenerWriteFlushProcessor &lt; T &gt; processor , Subscription sub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istenerWriteFlushProcessor.canc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istenerWriteFlushProcessor.ge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